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029" officeooo:paragraph-rsid="0014b0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soft Offuce 2016 us a suite of production applicaltion that includes Microsoft Word, Microsoft Excel, Microsoft PowerPoint and Microsoft Outlook. It is the <text:s/>successor to Microsoft <text:s/>office 2013 for Windows and Office <text:s/>for Man 201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1:19:19.457862398</meta:creation-date>
    <dc:date>2021-12-15T11:30:34.268212139</dc:date>
    <meta:editing-duration>PT5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5" meta:character-count="235" meta:non-whitespace-character-count="198"/>
  </office:meta>
</office:document-meta>
</file>